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E000003011FFB1CA1.png"/>
  <manifest:file-entry manifest:media-type="image/png" manifest:full-path="Pictures/1000020100000320000001BE6D9CD5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9252in" svg:height="3.3189in" draw:z-index="0"><draw:image xlink:href="Pictures/1000020100000320000001BE6D9CD54A.png" xlink:type="simple" xlink:show="embed" xlink:actuate="onLoad"/></draw:frame>WEBSCRAPING WITH PYTHON: SYS, REQUESTS, BEAUTIFUL SOUP, WEBBROWSER</text:p>
      <text:p text:style-name="Standard"><draw:frame draw:style-name="fr1" draw:name="graphics2" text:anchor-type="paragraph" svg:width="6.9252in" svg:height="5.6528in" draw:z-index="1"><draw:image xlink:href="Pictures/10000201000003AE000003011FFB1C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us Birkenkrahe</meta:initial-creator>
    <meta:creation-date>2023-06-21T11:20:50.02</meta:creation-date>
    <meta:printed-by>Marcus Birkenkrahe</meta:printed-by>
    <meta:print-date>2023-06-21T11:41:14.48</meta:print-date>
    <meta:document-statistic meta:table-count="0" meta:image-count="2" meta:object-count="0" meta:page-count="1" meta:paragraph-count="1" meta:word-count="8" meta:character-count="66"/>
    <dc:date>2023-06-21T11:43:30.04</dc:date>
    <dc:creator>Marcus Birkenkrahe</dc:creator>
    <meta:editing-duration>PT7M30S</meta:editing-duration>
    <meta:editing-cycles>1</meta:editing-cycles>
    <meta:generator>OpenOffice/4.1.14$Win32 OpenOffice.org_project/4114m1$Build-9811</meta:generator>
  </office:meta>
</office:document-meta>
</file>